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paragraph-rsid="0016e84a"/>
    </style:style>
    <style:style style:name="P2" style:family="paragraph" style:parent-style-name="Text_20_body">
      <style:text-properties officeooo:paragraph-rsid="0016e84a"/>
    </style:style>
    <style:style style:name="P3" style:family="paragraph" style:parent-style-name="Title">
      <style:text-properties officeooo:rsid="001baa84" officeooo:paragraph-rsid="001baa84"/>
    </style:style>
    <style:style style:name="P4" style:family="paragraph" style:parent-style-name="Subtitle">
      <style:text-properties officeooo:rsid="001baa84" officeooo:paragraph-rsid="001baa84"/>
    </style:style>
    <style:style style:name="P5" style:family="paragraph" style:parent-style-name="Text_20_body">
      <style:text-properties officeooo:rsid="001baa84" officeooo:paragraph-rsid="001baa84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nux Libertine G" fo:font-style="italic" officeooo:rsid="001baa84" officeooo:paragraph-rsid="001baa84" style:font-style-asian="italic" style:font-style-complex="italic"/>
    </style:style>
    <style:style style:name="P7" style:family="paragraph" style:parent-style-name="Text_20_body" style:master-page-name="Index">
      <style:paragraph-properties style:page-number="1"/>
      <style:text-properties officeooo:rsid="0018d2c4" officeooo:paragraph-rsid="0018d2c4"/>
    </style:style>
    <style:style style:name="P8" style:family="paragraph" style:parent-style-name="Contents_20_Heading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18d2c4" officeooo:paragraph-rsid="0018d2c4"/>
    </style:style>
    <style:style style:name="P1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 style:master-page-name="Standard">
      <style:paragraph-properties style:page-number="auto"/>
    </style:style>
    <style:style style:name="P14" style:family="paragraph">
      <style:paragraph-properties fo:text-align="center"/>
    </style:style>
    <style:style style:name="P15" style:family="paragraph" style:parent-style-name="Text_20_body">
      <style:text-properties fo:font-style="italic" officeooo:rsid="002627c9" officeooo:paragraph-rsid="002627c9" style:font-style-asian="italic" style:font-style-complex="italic"/>
    </style:style>
    <style:style style:name="P16" style:family="paragraph" style:parent-style-name="Text_20_body">
      <style:text-properties officeooo:rsid="0024307e" officeooo:paragraph-rsid="0024307e"/>
    </style:style>
    <style:style style:name="P17" style:family="paragraph" style:parent-style-name="Text_20_body">
      <style:text-properties officeooo:rsid="0024307e" officeooo:paragraph-rsid="002778fe"/>
    </style:style>
    <style:style style:name="P18" style:family="paragraph" style:parent-style-name="Text_20_body">
      <style:text-properties fo:font-style="italic" officeooo:rsid="002627c9" officeooo:paragraph-rsid="0026b164" style:font-style-asian="italic" style:font-style-complex="italic"/>
    </style:style>
    <style:style style:name="P19" style:family="paragraph" style:parent-style-name="Text_20_body">
      <style:text-properties fo:font-style="normal" officeooo:rsid="00299615" officeooo:paragraph-rsid="00299615" style:font-style-asian="normal" style:font-style-complex="normal"/>
    </style:style>
    <style:style style:name="P20" style:family="paragraph" style:parent-style-name="Text_20_body">
      <style:text-properties fo:font-style="normal" style:text-underline-style="solid" style:text-underline-width="auto" style:text-underline-color="font-color" officeooo:rsid="00299615" officeooo:paragraph-rsid="00299615" style:font-style-asian="normal" style:font-style-complex="normal"/>
    </style:style>
    <style:style style:name="T1" style:family="text">
      <style:text-properties officeooo:rsid="001c866c"/>
    </style:style>
    <style:style style:name="T2" style:family="text">
      <style:text-properties officeooo:rsid="0024307e"/>
    </style:style>
    <style:style style:name="T3" style:family="text">
      <style:text-properties fo:font-weight="bold" officeooo:rsid="0024307e" style:font-weight-asian="bold" style:font-weight-complex="bold"/>
    </style:style>
    <style:style style:name="T4" style:family="text">
      <style:text-properties officeooo:rsid="002627c9"/>
    </style:style>
    <style:style style:name="T5" style:family="text">
      <style:text-properties fo:font-weight="bold" officeooo:rsid="002627c9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78fe" style:font-weight-asian="bold" style:font-weight-complex="bold"/>
    </style:style>
    <style:style style:name="T8" style:family="text">
      <style:text-properties officeooo:rsid="002778fe"/>
    </style:style>
    <style:style style:name="T9" style:family="text">
      <style:text-properties officeooo:rsid="002cb830"/>
    </style:style>
    <style:style style:name="T10" style:family="text">
      <style:text-properties fo:font-weight="bold" officeooo:rsid="002cb830" style:font-weight-asian="bold" style:font-weight-complex="bold"/>
    </style:style>
    <style:style style:name="T11" style:family="text">
      <style:text-properties officeooo:rsid="002b28f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3">asignatura</text:p>
      <text:p text:style-name="P4">trabajo 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Nombre:</text:p>
      <text:p text:style-name="P6">Curso:</text:p>
      <text:p text:style-name="P6">Fecha de entrega: </text:p>
      <text:p text:style-name="P7"><text:s/></text:p>
      <text:table-of-content text:style-name="Sect1" text:name="Sumari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 de contenido</text:p>
          </text:index-title>
          <text:p text:style-name="P9"><text:a xlink:type="simple" xlink:href="#__RefHeading___Toc1558_2425826770" text:style-name="Index_20_Link" text:visited-style-name="Index_20_Link">Título 1. [enunciado]<text:tab/>2</text:a></text:p>
          <text:p text:style-name="P10"><text:a xlink:type="simple" xlink:href="#__RefHeading___Toc1560_2425826770" text:style-name="Index_20_Link" text:visited-style-name="Index_20_Link">Título 2. [subapartado]<text:tab/>2</text:a></text:p>
        </text:index-body>
      </text:table-of-content>
      <text:p text:style-name="P11"/>
      <text:p text:style-name="P11"/>
      <text:illustration-index text:style-name="Sect1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2"><text:a xlink:type="simple" xlink:href="#Figura!0%7Csequence" text:style-name="Index_20_Link" text:visited-style-name="Index_20_Link">Figura 1: leyenda de ejemplo<text:tab/>2</text:a></text:p>
        </text:index-body>
      </text:illustration-index>
      <text:p text:style-name="P11"/>
      <text:p text:style-name="P13"/>
      <text:p text:style-name="Text_20_body"><text:bookmark-start text:name="__RefHeading___Toc1562_2425826770"/><text:span text:style-name="T1">C</text:span>iclista: <text:span text:style-name="T2">(</text:span><text:span text:style-name="T3">dorsal</text:span><text:span text:style-name="T2">, nombre, equipo, fechaNacimiento, edad)</text:span> <text:bookmark-end text:name="__RefHeading___Toc1562_2425826770"/></text:p>
      <text:p text:style-name="Text_20_body"><draw:line text:anchor-type="paragraph" draw:z-index="1" draw:name="Línea 2" draw:style-name="gr1" draw:text-style-name="P14" svg:x1="1.198cm" svg:y1="-0.3cm" svg:x2="6.516cm" svg:y2="0.732cm"><text:p/></draw:line><draw:line text:anchor-type="paragraph" draw:z-index="4" draw:name="Línea horizontal 1" draw:style-name="gr1" draw:text-style-name="P14" svg:x1="0.642cm" svg:y1="-0.272cm" svg:x2="-0.522cm" svg:y2="-0.272cm"><text:p/></draw:line><draw:line text:anchor-type="paragraph" draw:z-index="5" draw:name="Línea horizontal 2" draw:style-name="gr1" draw:text-style-name="P14" svg:x1="-0.523cm" svg:y1="-0.272cm" svg:x2="-0.549cm" svg:y2="8.166cm"><text:p/></draw:line></text:p>
      <text:p text:style-name="Text_20_body"><text:tab/><text:tab/><text:span text:style-name="T4">Ciclista – Etapa (</text:span><text:span text:style-name="T5">dorsal, numEtapa</text:span><text:span text:style-name="T4">, puesto)</text:span></text:p>
      <text:p text:style-name="P15"><draw:line text:anchor-type="paragraph" draw:z-index="2" draw:name="Línea 3" draw:style-name="gr1" draw:text-style-name="P14" svg:x1="0.827cm" svg:y1="1.561cm" svg:x2="6.701cm" svg:y2="-0.291cm"><text:p/></draw:line><text:tab/></text:p>
      <text:p text:style-name="P15"/>
      <text:p text:style-name="P16">Etapa: (<text:span text:style-name="T6">numEtapa</text:span>, kilometros, salida, llegada)</text:p>
      <text:p text:style-name="P16"><draw:line text:anchor-type="paragraph" draw:z-index="0" draw:name="Línea 1" draw:style-name="gr1" draw:text-style-name="P14" svg:x1="0.589cm" svg:y1="-0.282cm" svg:x2="3.103cm" svg:y2="1.746cm"><text:p/></draw:line><text:tab/><text:tab/></text:p>
      <text:p text:style-name="P16"/>
      <text:p text:style-name="P16">Puerto: (<text:span text:style-name="T6">IDEtapa</text:span>, <text:span text:style-name="T7">numPuerto</text:span>, altitud, categoría)</text:p>
      <text:p text:style-name="P16"><draw:line text:anchor-type="paragraph" draw:z-index="3" draw:name="Línea 4" draw:style-name="gr1" draw:text-style-name="P14" svg:x1="0.589cm" svg:y1="-0.282cm" svg:x2="7.124cm" svg:y2="0.873cm"><text:p/></draw:line></text:p>
      <text:p text:style-name="P17"><draw:line text:anchor-type="paragraph" draw:z-index="7" draw:name="Línea horizontal 4" draw:style-name="gr1" draw:text-style-name="P14" svg:x1="3.552cm" svg:y1="0.996cm" svg:x2="3.552cm" svg:y2="0.467cm"><text:p/></draw:line><text:span text:style-name="T8">Ciclista</text:span><text:span text:style-name="T4">-Puerto (</text:span><text:span text:style-name="T7">dorsal, numEtapa, numpuerto</text:span><text:span text:style-name="T4">)</text:span></text:p>
      <text:p text:style-name="P16"><draw:line text:anchor-type="paragraph" draw:z-index="6" draw:name="Línea horizontal 3" draw:style-name="gr1" draw:text-style-name="P14" svg:x1="-0.549cm" svg:y1="0.141cm" svg:x2="3.34cm" svg:y2="0.141cm"><text:p/></draw:line></text:p>
      <text:p text:style-name="P18">al ser relación n-m hay que hacer una tabla aparte</text:p>
      <text:p text:style-name="P18"/>
      <text:p text:style-name="Horizontal_20_Line"/>
      <text:p text:style-name="P19">Mueble: <text:span text:style-name="T9">(</text:span><text:span text:style-name="T10">nombre</text:span><text:span text:style-name="T9">, precio)</text:span></text:p>
      <text:p text:style-name="P20"><draw:line text:anchor-type="paragraph" draw:z-index="8" draw:name="Línea 5" draw:style-name="gr1" draw:text-style-name="P14" svg:x1="0.995cm" svg:y1="-0.279cm" svg:x2="4.724cm" svg:y2="0.779cm"><text:p/></draw:line></text:p>
      <text:p text:style-name="P19"><text:tab/><text:span text:style-name="T11">Mueble-Pieza: </text:span><text:span text:style-name="T9">(nombre, IDPieza, numPiezas)</text:span></text:p>
      <text:p text:style-name="P19"><draw:line text:anchor-type="paragraph" draw:z-index="9" draw:name="Línea 6" draw:style-name="gr1" draw:text-style-name="P14" svg:x1="2.198cm" svg:y1="0.809cm" svg:x2="5.974cm" svg:y2="-0.272cm"><text:p/></draw:line></text:p>
      <text:p text:style-name="P19">Pieza: <text:span text:style-name="T10">IDPieza</text:span></text:p>
      <text:p text:style-name="P19"><draw:line text:anchor-type="paragraph" draw:z-index="10" draw:name="Línea 7" draw:style-name="gr1" draw:text-style-name="P14" svg:x1="0.658cm" svg:y1="-0.219cm" svg:x2="7.033cm" svg:y2="0.864cm"><text:p/></draw:line></text:p>
      <text:p text:style-name="P19"><draw:line text:anchor-type="paragraph" draw:z-index="11" draw:name="Línea horizontal 5" draw:style-name="gr1" draw:text-style-name="P14" svg:x1="0.857cm" svg:y1="1.559cm" svg:x2="5.253cm" svg:y2="0.446cm"><text:p/></draw:line><text:tab/><text:span text:style-name="T11">Pieza-Estante: </text:span><text:span text:style-name="T9">(Pasillo, altura, IDPieza)</text:span></text:p>
      <text:p text:style-name="P19"/>
      <text:p text:style-name="P19">Estante: <text:span text:style-name="T10">Pasillo, altur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4307e" officeooo:paragraph-rsid="0024307e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bd6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08:50:07.709000000</meta:creation-date>
    <meta:editing-duration>PT23M29S</meta:editing-duration>
    <meta:editing-cycles>10</meta:editing-cycles>
    <meta:generator>LibreOffice/24.8.0.3$Windows_X86_64 LibreOffice_project/0bdf1299c94fe897b119f97f3c613e9dca6be583</meta:generator>
    <dc:title>Trabajos</dc:title>
    <dc:date>2024-10-25T09:13:37.177000000</dc:date>
    <meta:document-statistic meta:table-count="0" meta:image-count="0" meta:object-count="0" meta:page-count="4" meta:paragraph-count="27" meta:word-count="82" meta:character-count="612" meta:non-whitespace-character-count="543"/>
    <meta:template xlink:type="simple" xlink:actuate="onRequest" xlink:title="Trabajos" xlink:href="file:///C:/Users/eoternaza/AppData/Roaming/LibreOffice/4/user/template/Trabajos.ott" meta:date="2024-10-25T08:50:06.349000000"/>
  </office:meta>
</office:document-meta>
</file>